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ample size 3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\p_ag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32084" calcext:value-type="float">
            <text:p>432084</text:p>
          </table:table-cell>
          <table:table-cell office:value-type="float" office:value="156430" calcext:value-type="float">
            <text:p>156430</text:p>
          </table:table-cell>
          <table:table-cell office:value-type="float" office:value="239544" calcext:value-type="float">
            <text:p>239544</text:p>
          </table:table-cell>
          <table:table-cell office:value-type="float" office:value="242097" calcext:value-type="float">
            <text:p>242097</text:p>
          </table:table-cell>
          <table:table-cell office:value-type="float" office:value="461460" calcext:value-type="float">
            <text:p>461460</text:p>
          </table:table-cell>
          <table:table-cell/>
          <table:table-cell office:value-type="string" calcext:value-type="string">
            <text:p>13*1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5755" calcext:value-type="float">
            <text:p>95755</text:p>
          </table:table-cell>
          <table:table-cell office:value-type="float" office:value="54010" calcext:value-type="float">
            <text:p>54010</text:p>
          </table:table-cell>
          <table:table-cell office:value-type="float" office:value="71198" calcext:value-type="float">
            <text:p>71198</text:p>
          </table:table-cell>
          <table:table-cell office:value-type="float" office:value="131846" calcext:value-type="float">
            <text:p>131846</text:p>
          </table:table-cell>
          <table:table-cell office:value-type="float" office:value="192759" calcext:value-type="float">
            <text:p>192759</text:p>
          </table:table-cell>
          <table:table-cell/>
          <table:table-cell office:value-type="string" calcext:value-type="string">
            <text:p>13*1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3994" calcext:value-type="float">
            <text:p>93994</text:p>
          </table:table-cell>
          <table:table-cell office:value-type="float" office:value="51667" calcext:value-type="float">
            <text:p>51667</text:p>
          </table:table-cell>
          <table:table-cell office:value-type="float" office:value="83520" calcext:value-type="float">
            <text:p>83520</text:p>
          </table:table-cell>
          <table:table-cell office:value-type="float" office:value="145072" calcext:value-type="float">
            <text:p>145072</text:p>
          </table:table-cell>
          <table:table-cell office:value-type="float" office:value="304241" calcext:value-type="float">
            <text:p>304241</text:p>
          </table:table-cell>
          <table:table-cell/>
          <table:table-cell office:value-type="string" calcext:value-type="string">
            <text:p>11*2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6556" calcext:value-type="float">
            <text:p>56556</text:p>
          </table:table-cell>
          <table:table-cell office:value-type="float" office:value="38961" calcext:value-type="float">
            <text:p>38961</text:p>
          </table:table-cell>
          <table:table-cell office:value-type="float" office:value="77054" calcext:value-type="float">
            <text:p>77054</text:p>
          </table:table-cell>
          <table:table-cell office:value-type="float" office:value="155770" calcext:value-type="float">
            <text:p>155770</text:p>
          </table:table-cell>
          <table:table-cell office:value-type="float" office:value="336100" calcext:value-type="float">
            <text:p>336100</text:p>
          </table:table-cell>
          <table:table-cell/>
          <table:table-cell office:value-type="string" calcext:value-type="string">
            <text:p>13*2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80944" calcext:value-type="float">
            <text:p>180944</text:p>
          </table:table-cell>
          <table:table-cell office:value-type="float" office:value="80659" calcext:value-type="float">
            <text:p>80659</text:p>
          </table:table-cell>
          <table:table-cell office:value-type="float" office:value="167061" calcext:value-type="float">
            <text:p>167061</text:p>
          </table:table-cell>
          <table:table-cell office:value-type="float" office:value="300648" calcext:value-type="float">
            <text:p>300648</text:p>
          </table:table-cell>
          <table:table-cell office:value-type="float" office:value="795191" calcext:value-type="float">
            <text:p>795191</text:p>
          </table:table-cell>
          <table:table-cell/>
          <table:table-cell office:value-type="string" calcext:value-type="string">
            <text:p>13*3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3138" calcext:value-type="float">
            <text:p>553138</text:p>
          </table:table-cell>
          <table:table-cell office:value-type="float" office:value="511691" calcext:value-type="float">
            <text:p>511691</text:p>
          </table:table-cell>
          <table:table-cell office:value-type="float" office:value="857455" calcext:value-type="float">
            <text:p>857455</text:p>
          </table:table-cell>
          <table:table-cell office:value-type="float" office:value="1734609" calcext:value-type="float">
            <text:p>1734609</text:p>
          </table:table-cell>
          <table:table-cell office:value-type="float" office:value="3562374" calcext:value-type="float">
            <text:p>3562374</text:p>
          </table:table-cell>
          <table:table-cell/>
          <table:table-cell office:value-type="string" calcext:value-type="string">
            <text:p>17*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Rieu-Helft</meta:initial-creator>
    <meta:creation-date>2014-07-24T16:15:04.195784985</meta:creation-date>
    <meta:generator>LibreOffice/4.1.3.2$Linux_X86_64 LibreOffice_project/410m0$Build-2</meta:generator>
    <dc:date>2014-07-24T16:29:44.353059032</dc:date>
    <dc:creator>Raphaël Rieu-Helft</dc:creator>
    <meta:editing-duration>PT11M56S</meta:editing-duration>
    <meta:editing-cycles>3</meta:editing-cycles>
    <meta:document-statistic meta:table-count="1" meta:cell-count="49" meta:object-count="0"/>
  </office:meta>
</office:document-meta>
</file>